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7624" officeooo:paragraph-rsid="00127624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7624" officeooo:paragraph-rsid="0012762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722e8" officeooo:paragraph-rsid="001722e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8889f" officeooo:paragraph-rsid="0018889f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88d3" officeooo:paragraph-rsid="001f88d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41e5" officeooo:paragraph-rsid="002141e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76f42" officeooo:paragraph-rsid="00276f4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51f8f" officeooo:paragraph-rsid="00351f8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6b88e" officeooo:paragraph-rsid="0036b88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81a99" officeooo:paragraph-rsid="00381a9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d02ae" officeooo:paragraph-rsid="003d02a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ef574" officeooo:paragraph-rsid="003ef574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f6392" officeooo:paragraph-rsid="003f639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4063cf" officeooo:paragraph-rsid="004063cf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4422ad" officeooo:paragraph-rsid="004422ad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4603ca" officeooo:paragraph-rsid="004603c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487590" officeooo:paragraph-rsid="00487590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4a5310" officeooo:paragraph-rsid="004a5310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4b4c51" officeooo:paragraph-rsid="004b4c51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d8477" officeooo:paragraph-rsid="004d8477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f83fc" officeooo:paragraph-rsid="004f83fc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08841" officeooo:paragraph-rsid="00508841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4f112" officeooo:paragraph-rsid="0054f112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56556c" officeooo:paragraph-rsid="0056556c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59bb7d" officeooo:paragraph-rsid="0059bb7d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5d11cb" officeooo:paragraph-rsid="005d11cb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5eb71a" officeooo:paragraph-rsid="005eb71a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5eb71a" officeooo:paragraph-rsid="0060ae5d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5ff09d" officeooo:paragraph-rsid="005ff09d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61c2a7" officeooo:paragraph-rsid="0061c2a7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63325a" officeooo:paragraph-rsid="0063325a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653114" officeooo:paragraph-rsid="00653114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672ed9" officeooo:paragraph-rsid="00672ed9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683d33" officeooo:paragraph-rsid="00683d33"/>
    </style:style>
    <style:style style:name="T1" style:family="text">
      <style:text-properties officeooo:rsid="001984cd"/>
    </style:style>
    <style:style style:name="T2" style:family="text">
      <style:text-properties officeooo:rsid="0019a653"/>
    </style:style>
    <style:style style:name="T3" style:family="text">
      <style:text-properties officeooo:rsid="001b19b7"/>
    </style:style>
    <style:style style:name="T4" style:family="text">
      <style:text-properties officeooo:rsid="0036d749"/>
    </style:style>
    <style:style style:name="T5" style:family="text">
      <style:text-properties officeooo:rsid="003d5c90"/>
    </style:style>
    <style:style style:name="T6" style:family="text">
      <style:text-properties officeooo:rsid="0041fbcd"/>
    </style:style>
    <style:style style:name="T7" style:family="text">
      <style:text-properties officeooo:rsid="00471fea"/>
    </style:style>
    <style:style style:name="T8" style:family="text">
      <style:text-properties officeooo:rsid="004ce492"/>
    </style:style>
    <style:style style:name="T9" style:family="text">
      <style:text-properties officeooo:rsid="004ea4a7"/>
    </style:style>
    <style:style style:name="T10" style:family="text">
      <style:text-properties officeooo:rsid="00512db3"/>
    </style:style>
    <style:style style:name="T11" style:family="text">
      <style:text-properties officeooo:rsid="0057e158"/>
    </style:style>
    <style:style style:name="T12" style:family="text">
      <style:text-properties officeooo:rsid="0060ae5d"/>
    </style:style>
    <style:style style:name="T13" style:family="text">
      <style:text-properties officeooo:rsid="00616a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1</text:p>
      <text:p text:style-name="P1"/>
      <text:list xml:id="list2273992493" text:style-name="L1">
        <text:list-item>
          <text:p text:style-name="P2">j &amp; jr</text:p>
          <text:list>
            <text:list-item>
              <text:p text:style-name="P2">goto </text:p>
            </text:list-item>
          </text:list>
        </text:list-item>
        <text:list-item>
          <text:p text:style-name="P2">jal and jalr </text:p>
          <text:list>
            <text:list-item>
              <text:p text:style-name="P2">func </text:p>
            </text:list-item>
          </text:list>
        </text:list-item>
        <text:list-item>
          <text:p text:style-name="P2">branch if equal </text:p>
          <text:list>
            <text:list-item>
              <text:p text:style-name="P2">beq rs, rt, dest</text:p>
              <text:list>
                <text:list-item>
                  <text:p text:style-name="P2">if rs == rt, then go to dest </text:p>
                </text:list-item>
              </text:list>
            </text:list-item>
          </text:list>
        </text:list-item>
        <text:list-item>
          <text:p text:style-name="P2">branch if not equal </text:p>
          <text:list>
            <text:list-item>
              <text:p text:style-name="P2">bne rs, rt, dest </text:p>
              <text:list>
                <text:list-item>
                  <text:p text:style-name="P2">if rs != rt, then go to dest </text:p>
                </text:list-item>
              </text:list>
            </text:list-item>
          </text:list>
        </text:list-item>
        <text:list-item>
          <text:p text:style-name="P3">dest is a label </text:p>
          <text:list>
            <text:list-item>
              <text:p text:style-name="P4">At runtime, dest = <text:span text:style-name="T2">(</text:span>PC <text:span text:style-name="T1">(program counter) + 4) </text:span>+ imm<text:span text:style-name="T3">00</text:span></text:p>
            </text:list-item>
          </text:list>
        </text:list-item>
        <text:list-item>
          <text:p text:style-name="P5">HLL</text:p>
          <text:list>
            <text:list-item>
              <text:p text:style-name="P5">if (s0 == s1){</text:p>
              <text:list>
                <text:list-item>
                  <text:p text:style-name="P5">#true</text:p>
                </text:list-item>
              </text:list>
            </text:list-item>
            <text:list-item>
              <text:p text:style-name="P5">}</text:p>
            </text:list-item>
            <text:list-item>
              <text:p text:style-name="P5">else{</text:p>
              <text:list>
                <text:list-item>
                  <text:p text:style-name="P5">#false</text:p>
                </text:list-item>
              </text:list>
            </text:list-item>
            <text:list-item>
              <text:p text:style-name="P6">}</text:p>
            </text:list-item>
          </text:list>
        </text:list-item>
        <text:list-item>
          <text:p text:style-name="P7">ASM</text:p>
          <text:list>
            <text:list-item>
              <text:p text:style-name="P7">bne $s0, $s1, else</text:p>
              <text:list>
                <text:list-item>
                  <text:p text:style-name="P7">#true</text:p>
                </text:list-item>
                <text:list-item>
                  <text:p text:style-name="P7">j done</text:p>
                </text:list-item>
              </text:list>
            </text:list-item>
            <text:list-item>
              <text:p text:style-name="P7">else: </text:p>
              <text:list>
                <text:list-item>
                  <text:p text:style-name="P7">#false </text:p>
                </text:list-item>
              </text:list>
            </text:list-item>
            <text:list-item>
              <text:p text:style-name="P7">done: </text:p>
            </text:list-item>
          </text:list>
        </text:list-item>
        <text:list-item>
          <text:p text:style-name="P8">a &lt; b</text:p>
          <text:list>
            <text:list-item>
              <text:p text:style-name="P8">d = a – b </text:p>
            </text:list-item>
            <text:list-item>
              <text:p text:style-name="P9">if a &lt; b, d &lt; <text:span text:style-name="T4">0</text:span></text:p>
            </text:list-item>
            <text:list-item>
              <text:p text:style-name="P10">if a == b, d = 0</text:p>
            </text:list-item>
            <text:list-item>
              <text:p text:style-name="P10">if a &gt; b, d &gt; 0</text:p>
            </text:list-item>
          </text:list>
        </text:list-item>
        <text:list-item>
          <text:p text:style-name="P11">set if less than</text:p>
          <text:list>
            <text:list-item>
              <text:p text:style-name="P11">slt <text:span text:style-name="T5">rd, rs, rt </text:span></text:p>
              <text:list>
                <text:list-item>
                  <text:p text:style-name="P12">if rs &lt; rt, then rd = 1 </text:p>
                </text:list-item>
                <text:list-item>
                  <text:p text:style-name="P12">else rd = 0 </text:p>
                </text:list-item>
              </text:list>
            </text:list-item>
          </text:list>
        </text:list-item>
        <text:list-item>
          <text:p text:style-name="P13">if(s0 &lt; s1) goto foo</text:p>
          <text:list>
            <text:list-item>
              <text:p text:style-name="P14">slt <text:span text:style-name="T6">$t9, </text:span>$s0, $s1</text:p>
            </text:list-item>
            <text:list-item>
              <text:p text:style-name="P15">bne $t9, $zero, foo </text:p>
            </text:list-item>
          </text:list>
        </text:list-item>
        <text:list-item>
          <text:p text:style-name="P16">if(s0 &gt; s1) goto foo </text:p>
          <text:list>
            <text:list-item>
              <text:p text:style-name="P18">s1 &lt; s0</text:p>
            </text:list-item>
            <text:list-item>
              <text:p text:style-name="P16">slt $t9, $s1, $s0 </text:p>
            </text:list-item>
            <text:list-item>
              <text:p text:style-name="P16">b<text:span text:style-name="T7">ne $t9, $zero, foo</text:span></text:p>
            </text:list-item>
          </text:list>
        </text:list-item>
        <text:list-item>
          <text:p text:style-name="P17">if (s0 &gt;= s0) goto foo </text:p>
          <text:list>
            <text:list-item>
              <text:p text:style-name="P18">!(s0 &lt; s1)</text:p>
            </text:list-item>
            <text:list-item>
              <text:p text:style-name="P19">slt $t9, $s0, <text:span text:style-name="T8">$</text:span>s1</text:p>
            </text:list-item>
            <text:list-item>
              <text:p text:style-name="P20">beq $t9, $zero, foo</text:p>
            </text:list-item>
          </text:list>
        </text:list-item>
        <text:list-item>
          <text:p text:style-name="P20">if (s0 &lt;= s1) goto foo </text:p>
          <text:list>
            <text:list-item>
              <text:p text:style-name="P20"><text:soft-page-break/>!(s0 &gt; s1) </text:p>
            </text:list-item>
            <text:list-item>
              <text:p text:style-name="P20">!<text:span text:style-name="T9">(s1 &lt; s0)</text:span></text:p>
            </text:list-item>
            <text:list-item>
              <text:p text:style-name="P21">slt $t9, $s1, $s0</text:p>
            </text:list-item>
            <text:list-item>
              <text:p text:style-name="P21">beq $t9, $zero, foo </text:p>
            </text:list-item>
          </text:list>
        </text:list-item>
        <text:list-item>
          <text:p text:style-name="P22">slti r<text:span text:style-name="T10">t</text:span>, rs, imm</text:p>
          <text:list>
            <text:list-item>
              <text:p text:style-name="P22">if rs &lt; imm, <text:s/>then rt = 1</text:p>
            </text:list-item>
            <text:list-item>
              <text:p text:style-name="P22">else rt = 0 </text:p>
            </text:list-item>
          </text:list>
        </text:list-item>
        <text:list-item>
          <text:p text:style-name="P23">Pseudo-instructions (we can’t use)</text:p>
          <text:list>
            <text:list-item>
              <text:p text:style-name="P24">sgt <text:tab/><text:span text:style-name="T11">sgti<text:tab/></text:span></text:p>
            </text:list-item>
            <text:list-item>
              <text:p text:style-name="P24">sle <text:tab/><text:span text:style-name="T11">slei</text:span></text:p>
            </text:list-item>
            <text:list-item>
              <text:p text:style-name="P24">sge <text:tab/><text:span text:style-name="T11">sgei</text:span></text:p>
            </text:list-item>
            <text:list-item>
              <text:p text:style-name="P25">blt </text:p>
            </text:list-item>
            <text:list-item>
              <text:p text:style-name="P25">bgt </text:p>
            </text:list-item>
            <text:list-item>
              <text:p text:style-name="P25">ble </text:p>
            </text:list-item>
            <text:list-item>
              <text:p text:style-name="P25">bge</text:p>
            </text:list-item>
          </text:list>
        </text:list-item>
        <text:list-item>
          <text:p text:style-name="P26">While loops </text:p>
          <text:list>
            <text:list-item>
              <text:p text:style-name="P26">HLL</text:p>
              <text:list>
                <text:list-item>
                  <text:p text:style-name="P26">while (cond){</text:p>
                  <text:list>
                    <text:list-item>
                      <text:p text:style-name="P26">#body</text:p>
                    </text:list-item>
                    <text:list-item>
                      <text:p text:style-name="P26">//update </text:p>
                    </text:list-item>
                  </text:list>
                </text:list-item>
                <text:list-item>
                  <text:p text:style-name="P26">}</text:p>
                </text:list-item>
                <text:list-item>
                  <text:p text:style-name="P27">Same as:</text:p>
                  <text:list>
                    <text:list-item>
                      <text:p text:style-name="P27"><text:span text:style-name="T13">loop: </text:span>if (!cond) goto done </text:p>
                    </text:list-item>
                    <text:list-item>
                      <text:p text:style-name="P27">//body </text:p>
                    </text:list-item>
                    <text:list-item>
                      <text:p text:style-name="P28">//update</text:p>
                    </text:list-item>
                    <text:list-item>
                      <text:p text:style-name="P28"><text:span text:style-name="T12">goto loop </text:span><text:s/></text:p>
                    </text:list-item>
                    <text:list-item>
                      <text:p text:style-name="P29">done: </text:p>
                    </text:list-item>
                  </text:list>
                </text:list-item>
              </text:list>
            </text:list-item>
            <text:list-item>
              <text:p text:style-name="P30">ASM</text:p>
              <text:list>
                <text:list-item>
                  <text:p text:style-name="P30">If statements and goto statements </text:p>
                </text:list-item>
                <text:list-item>
                  <text:p text:style-name="P32">HLL:</text:p>
                  <text:list>
                    <text:list-item>
                      <text:p text:style-name="P31">while(s0 != s1){</text:p>
                      <text:list>
                        <text:list-item>
                          <text:p text:style-name="P31">//body</text:p>
                        </text:list-item>
                        <text:list-item>
                          <text:p text:style-name="P31">s0 = s0 + 1</text:p>
                        </text:list-item>
                      </text:list>
                    </text:list-item>
                    <text:list-item>
                      <text:p text:style-name="P31">}</text:p>
                    </text:list-item>
                  </text:list>
                </text:list-item>
                <text:list-item>
                  <text:p text:style-name="P32">ln ASM:</text:p>
                  <text:list>
                    <text:list-item>
                      <text:p text:style-name="P33">loop: </text:p>
                      <text:list>
                        <text:list-item>
                          <text:p text:style-name="P33">beq $s0, $s1, done</text:p>
                        </text:list-item>
                        <text:list-item>
                          <text:p text:style-name="P33">//body</text:p>
                        </text:list-item>
                        <text:list-item>
                          <text:p text:style-name="P33">addi $s0, $s0, 1</text:p>
                        </text:list-item>
                        <text:list-item>
                          <text:p text:style-name="P33">j loop </text:p>
                        </text:list-item>
                      </text:list>
                    </text:list-item>
                    <text:list-item>
                      <text:p text:style-name="P34">done: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29:53.057495903</meta:creation-date>
    <dc:date>2018-02-09T14:16:46.211600944</dc:date>
    <meta:editing-duration>PT46M26S</meta:editing-duration>
    <meta:editing-cycles>55</meta:editing-cycles>
    <meta:generator>LibreOffice/5.4.4.2$Linux_X86_64 LibreOffice_project/40m0$Build-2</meta:generator>
    <meta:document-statistic meta:table-count="0" meta:image-count="0" meta:object-count="0" meta:page-count="2" meta:paragraph-count="89" meta:word-count="361" meta:character-count="1191" meta:non-whitespace-character-count="963"/>
  </office:meta>
</office:document-meta>
</file>